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1232A791FA38.svm"/>
  <manifest:file-entry manifest:media-type="" manifest:full-path="Pictures/2000000700004AA000000C4E85D435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language="ru" fo:country="RU"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fo:language="ru" fo:country="RU" fo:font-weight="normal" fo:background-color="#ffcc00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fo:background-color="#ffff00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18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19" style:family="paragraph" style:parent-style-name="Standard" style:list-style-name="L1">
      <style:text-properties fo:language="ru" fo:country="RU"/>
    </style:style>
    <style:style style:name="P20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22" style:family="paragraph" style:parent-style-name="Standard" style:list-style-name="L1">
      <style:text-properties fo:language="en" fo:country="US" fo:font-weight="normal" fo:background-color="#ffcc00" style:font-weight-asian="normal" style:font-weight-complex="normal"/>
    </style:style>
    <style:style style:name="P23" style:family="paragraph" style:parent-style-name="Standard" style:list-style-name="L1">
      <style:text-properties fo:language="en" fo:country="US" fo:font-weight="normal" fo:background-color="#ffff00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создание формы для заявки визы в Россию</text:p>
      <text:p text:style-name="P2"/>
      <text:p text:style-name="P2"><text:tab/>Типы компонентов управления на форме:</text:p>
      <text:list xml:id="list280309178798469723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draw:frame draw:style-name="fr1" draw:name="Графический объект1" text:anchor-type="paragraph" svg:x="2.365cm" svg:y="0.646cm" svg:width="12.684cm" svg:height="1.69cm" draw:z-index="0"><draw:image xlink:href="Pictures/2000000700004AA000000C4E85D43519.svm" xlink:type="simple" xlink:show="embed" xlink:actuate="onLoad"/></draw:frame>Навигационная панель</text:p>
                          <text:list>
                            <text:list-item>
                              <text:p text:style-name="P10">Задачи компонента:</text:p>
                              <text:list>
                                <text:list-item>
                                  <text:p text:style-name="P11">Навигация по шагам.</text:p>
                                </text:list-item>
                                <text:list-item>
                                  <text:p text:style-name="P11">Информирование о корректности введенных данных на <text:s/>шагах.</text:p>
                                </text:list-item>
                              </text:list>
                            </text:list-item>
                            <text:list-item>
                              <text:p text:style-name="P10">Особенности:</text:p>
                              <text:list>
                                <text:list-item>
                                  <text:p text:style-name="P10"><text:span text:style-name="T1">У каждого шага <text:s/>есть 3 возможных состояния активности</text:span><text:span text:style-name="T3">: </text:span></text:p>
                                  <text:list>
                                    <text:list-item>
                                      <text:p text:style-name="P11">Текущий шаг <text:span text:style-name="T2">-</text:span> Шаг становится текущим при нажатии на соответствующую цифру или при нажатии на кнопку «<text:span text:style-name="T2">Next step</text:span>»</text:p>
                                    </text:list-item>
                                    <text:list-item>
                                      <text:p text:style-name="P10"><text:span text:style-name="T1">Посещенный шаг –</text:span><text:span text:style-name="T3"> </text:span><text:span text:style-name="T1">Шаг становится посещенным после перехода с него на любой другой шаг</text:span></text:p>
                                    </text:list-item>
                                    <text:list-item>
                                      <text:p text:style-name="P11">Не посещенный шаг (Шаг является таковым, пока пользователь ни разу на него не попадет)</text:p>
                                    </text:list-item>
                                  </text:list>
                                </text:list-item>
                                <text:list-item>
                                  <text:p text:style-name="P11">У каждого шага есть 3 возможных состояния корректности введенных данных:</text:p>
                                  <text:list>
                                    <text:list-item>
                                      <text:p text:style-name="P11">Информация о корректности неизвестна (может быть только у не посещенного шага)</text:p>
                                    </text:list-item>
                                    <text:list-item>
                                      <text:p text:style-name="P11">Шаг некорректный — если хотя бы один из элементов ввода содержит ошибку (в том числе если элемент, будучи обязательным для ввода, не был посещен, хотя данный шаг был посещен пользователем)</text:p>
                                    </text:list-item>
                                    <text:list-item>
                                      <text:p text:style-name="P11">Шаг корректный — все элементы ввода в шаге корректны. (но необязательно были посещены, так как в некоторых элементах может быть установлено корректное значение по-умолчанию)</text:p>
                                    </text:list-item>
                                  </text:list>
                                </text:list-item>
                                <text:list-item>
                                  <text:p text:style-name="P11">Шаги находятся на прямом <text:s/>отрезке. При нажатии на любой шаг (кроме первого) отрезок заполняется аккурат до нажатого шага.</text:p>
                                </text:list-item>
                                <text:list-item>
                                  <text:p text:style-name="P11">При ширине экрана, не позволяющей уместить на одной строке надписи под всеми 4-мя шагами, надписи 2-ого и 4-ого шагов поднимаются над своими номерами <text:tab/>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Массив объектов, каждый из которых содержит</text:p>
                                  <text:list>
                                    <text:list-item>
                                      <text:p text:style-name="P11">Название шага</text:p>
                                    </text:list-item>
                                    <text:list-item>
                                      <text:p text:style-name="P11">Информацию о том, был ли шаг посещен.</text:p>
                                    </text:list-item>
                                    <text:list-item>
                                      <text:p text:style-name="P11">Информацию о том, корректны ли значения в компонентах ввода шага.</text:p>
                                    </text:list-item>
                                  </text:list>
                                </text:list-item>
                                <text:list-item>
                                  <text:p text:style-name="P11">Номер текущего шага</text:p>
                                </text:list-item>
                                <text:list-item>
                                  <text:p text:style-name="P11">Функция обновления номера текущего шаг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text:soft-page-break/></text:p>
      <text:p text:style-name="P3"><draw:frame draw:style-name="fr2" draw:name="Графический объект2" text:anchor-type="paragraph" svg:width="11.615cm" svg:height="4.658cm" draw:z-index="1"><draw:image xlink:href="Pictures/2000000700002D6000001232A791FA38.svm" xlink:type="simple" xlink:show="embed" xlink:actuate="onLoad"/></draw:frame><text:tab/><text:tab/><text:tab/></text:p>
      <text:list xml:id="list2879852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Раскрывающийся/скрывающийся контейнер.</text:p>
                          <text:list>
                            <text:list-item>
                              <text:p text:style-name="P10">Задачи компонента:</text:p>
                              <text:list>
                                <text:list-item>
                                  <text:p text:style-name="P11">Улучшить ориентирование по шагу –<text:span text:style-name="T2"> </text:span>скрыть или показать только то, что нужно в данный момент.</text:p>
                                </text:list-item>
                                <text:list-item>
                                  <text:p text:style-name="P11">Обобщение информации, находящейся внутри контейнера (благодаря заголовку)</text:p>
                                </text:list-item>
                              </text:list>
                            </text:list-item>
                            <text:list-item>
                              <text:p text:style-name="P10">Особенности:</text:p>
                              <text:list>
                                <text:list-item>
                                  <text:p text:style-name="P11">Изначально контейнер раскрытый, однако должна быть возможность изначально сделать контейнер свернутым.</text:p>
                                </text:list-item>
                                <text:list-item>
                                  <text:p text:style-name="P11">При сворачивании/разворачивании иконка стрелки плавно поворачивается на 180<text:span text:style-name="T2"> </text:span>градусов против/по часовой стрелке.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Начальное состояние — свернут/развернут</text:p>
                                </text:list-item>
                                <text:list-item>
                                  <text:p text:style-name="P11">Заголовок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879316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Поле ввода (текст, выпадающий список, календарь, выпадающий список стран<text:span text:style-name="T2">)</text:span></text:p>
                          <text:list>
                            <text:list-item>
                              <text:p text:style-name="P17">Задачи компонента:</text:p>
                              <text:list>
                                <text:list-item>
                                  <text:p text:style-name="P18">Ввод текстовых данных (или выбор из выпадающего списка, выбор даты)</text:p>
                                </text:list-item>
                                <text:list-item>
                                  <text:p text:style-name="P18">Информирование о наличии или отсутствии ошибок ввода данных.</text:p>
                                </text:list-item>
                              </text:list>
                            </text:list-item>
                            <text:list-item>
                              <text:p text:style-name="P17">Особенности:</text:p>
                              <text:list>
                                <text:list-item>
                                  <text:p text:style-name="P18">Компонент может иметь 3 возможных состояния:</text:p>
                                  <text:list>
                                    <text:list-item>
                                      <text:p text:style-name="P18">не посещенный</text:p>
                                    </text:list-item>
                                    <text:list-item>
                                      <text:p text:style-name="P18">верно заполненный</text:p>
                                    </text:list-item>
                                    <text:list-item>
                                      <text:p text:style-name="P18">неверно заполненный</text:p>
                                    </text:list-item>
                                  </text:list>
                                </text:list-item>
                                <text:list-item>
                                  <text:p text:style-name="P18">Если тип компонента указан как <text:span text:style-name="T2">'select', </text:span>то компонент будет выпадающим списком.</text:p>
                                </text:list-item>
                                <text:list-item>
                                  <text:p text:style-name="P18">Если тип компонента указан как <text:span text:style-name="T2">'date', </text:span>то компонент будет календарем.</text:p>
                                </text:list-item>
                                <text:list-item>
                                  <text:p text:style-name="P18">Если тип компонента указан как <text:span text:style-name="T2">'selectCountry', </text:span>то компонент будет выпадающим списком стран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Тип (<text:span text:style-name="T2">email,text,url etc.</text:span>)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Функция-обработчик ввода</text:p>
                                </text:list-item>
                                <text:list-item>
                                  <text:p text:style-name="P11"><text:soft-page-break/>Название поля</text:p>
                                </text:list-item>
                                <text:list-item>
                                  <text:p text:style-name="P11">Название поля в терминах <text:span text:style-name="T2">this.state (fieldName)</text:span></text:p>
                                </text:list-item>
                                <text:list-item>
                                  <text:p text:style-name="P15">placeholder</text:p>
                                </text:list-item>
                                <text:list-item>
                                  <text:p text:style-name="P15">visited <text:span text:style-name="T4">(был ли посещен)</text:span></text:p>
                                </text:list-item>
                                <text:list-item>
                                  <text:p text:style-name="P15"><text:s/>error <text:s/><text:span text:style-name="T4">(текст ошибки)</text:span></text:p>
                                </text:list-item>
                                <text:list-item>
                                  <text:p text:style-name="P15">value <text:span text:style-name="T4">(значение)</text:span></text:p>
                                </text:list-item>
                                <text:list-item>
                                  <text:p text:style-name="P15">name – <text:span text:style-name="T4">атрибут, который будет дан полю ввода</text:span></text:p>
                                </text:list-item>
                                <text:list-item>
                                  <text:p text:style-name="P15">options – <text:span text:style-name="T4">варианты выбора для выпадающего списка (только для типа </text:span>'select'<text:span text:style-name="T4">)</text:span></text:p>
                                </text:list-item>
                                <text:list-item>
                                  <text:p text:style-name="P15">minDate – <text:span text:style-name="T4">только для типа </text:span>'date'</text:p>
                                </text:list-item>
                                <text:list-item>
                                  <text:p text:style-name="P15">maxDate – <text:span text:style-name="T4">только для типа </text:span>'date'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879891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Группа Радио кнопок</text:p>
                          <text:list>
                            <text:list-item>
                              <text:p text:style-name="P17">Задачи компонента:</text:p>
                              <text:list>
                                <text:list-item>
                                  <text:p text:style-name="P19">Позволить выбрать одну из нескольких опций</text:p>
                                </text:list-item>
                              </text:list>
                            </text:list-item>
                            <text:list-item>
                              <text:p text:style-name="P19"><text:span text:style-name="T5">Особенности</text:span>: <text:span text:style-name="T1">нет</text:span>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Заголовок группы радио кнопок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21"><text:span text:style-name="T4">Массив пар </text:span>{value<text:span text:style-name="T4">, </text:span>text}, <text:span text:style-name="T4">каждая из которых представляет значение радиокнопки и ее текст соответственно.</text:span></text:p>
                                </text:list-item>
                                <text:list-item>
                                  <text:p text:style-name="P21">Name – <text:span text:style-name="T4">атрибут, который будет дан каждой радиокнопке.</text:span></text:p>
                                </text:list-item>
                                <text:list-item>
                                  <text:p text:style-name="P18">Функция-обработчик выбора опции.</text:p>
                                </text:list-item>
                                <text:list-item>
                                  <text:p text:style-name="P18">Значение, выбранное по-умолчанию.</text:p>
                                </text:list-item>
                                <text:list-item>
                                  <text:p text:style-name="P18">Текст ошибки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HEADER</text:p>
                          <text:list>
                            <text:list-item>
                              <text:p text:style-name="P17">Задачи компонента:</text:p>
                              <text:list>
                                <text:list-item>
                                  <text:p text:style-name="P18">Отображение названия формы</text:p>
                                </text:list-item>
                                <text:list-item>
                                  <text:p text:style-name="P18">Отображение навигации по шагам</text:p>
                                </text:list-item>
                                <text:list-item>
                                  <text:p text:style-name="P18">Отображение элементов выбора валюты, языка.</text:p>
                                </text:list-item>
                                <text:list-item>
                                  <text:p text:style-name="P18">Отображение текущей стоимости выбранных услуг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 </text:span>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21">API <text:span text:style-name="T4">панели навигации между шагами</text:span></text:p>
                                </text:list-item>
                                <text:list-item>
                                  <text:p text:style-name="P21"><text:span text:style-name="T4">Список валют в формате </text:span>{value, text}</text:p>
                                </text:list-item>
                                <text:list-item>
                                  <text:p text:style-name="P18">Список языков в формате, требующемся компоненту <text:span text:style-name="T2">react-flags</text:span></text:p>
                                </text:list-item>
                                <text:list-item>
                                  <text:p text:style-name="P18">Текущая стоимость выбранных услуг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BUTTON</text:p>
                          <text:list>
                            <text:list-item>
                              <text:p text:style-name="P17">Задачи компонента:</text:p>
                              <text:list>
                                <text:list-item>
                                  <text:p text:style-name="P18">Различные действия, требующие нажатия левой кнопки мыши.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</text:span> </text:p>
                              <text:list>
                                <text:list-item>
                                  <text:p text:style-name="P18">Под кнопкой может находиться вспомогательная надпись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Тип кнопки (по-умолчанию <text:span text:style-name="T2">'button', </text:span>но можно передать <text:span text:style-name="T2">type='submit'</text:span>)</text:p>
                                </text:list-item>
                                <text:list-item>
                                  <text:p text:style-name="P11">Надпись на кнопке</text:p>
                                </text:list-item>
                                <text:list-item>
                                  <text:p text:style-name="P11">Функция-обработчик нажатия на кнопку.</text:p>
                                </text:list-item>
                                <text:list-item>
                                  <text:p text:style-name="P11">Вспомогательная надпись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<text:soft-page-break/>Шаг(Step)</text:p>
                          <text:list>
                            <text:list-item>
                              <text:p text:style-name="P17">Задачи компонента:</text:p>
                              <text:list>
                                <text:list-item>
                                  <text:p text:style-name="P18">Отображать название шага</text:p>
                                </text:list-item>
                                <text:list-item>
                                  <text:p text:style-name="P18">Отображать описание шага и соответствующую иконку</text:p>
                                </text:list-item>
                                <text:list-item>
                                  <text:p text:style-name="P18">Отображать необходимые поля ввода</text:p>
                                </text:list-item>
                                <text:list-item>
                                  <text:p text:style-name="P18">Быть видимым только когда данный шаг выбран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</text:span> 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8">Номер шага</text:p>
                                </text:list-item>
                                <text:list-item>
                                  <text:p text:style-name="P18">Нужно ли показывать данный <text:span text:style-name="T2">шаг (hidden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/text:p>
      <text:list xml:id="list2879887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><text:tab/><text:tab/><text:tab/> <text:s/></text:p>
      <text:p text:style-name="P3"/>
      <text:p text:style-name="P3"/>
      <text:p text:style-name="P5">Требования к валидации пользовательского ввода</text:p>
      <text:p text:style-name="P6"><text:tab/>1. Основные положения:</text:p>
      <text:list xml:id="list70340524519981095" text:style-name="L2">
        <text:list-item>
          <text:list>
            <text:list-item>
              <text:list>
                <text:list-item>
                  <text:p text:style-name="P12">Каждый элемент ввода может находиться в одном из 4-ех возможных состояниях:</text:p>
                  <text:list>
                    <text:list-item>
                      <text:list>
                        <text:list-item>
                          <text:p text:style-name="P12">Не посещенный, предзаполненный верными данными</text:p>
                        </text:list-item>
                        <text:list-item>
                          <text:p text:style-name="P12">Не посещенный, введенный неверно (скорее всего, пустой) </text:p>
                        </text:list-item>
                        <text:list-item>
                          <text:p text:style-name="P12">Посещенный, введеный верно</text:p>
                        </text:list-item>
                        <text:list-item>
                          <text:p text:style-name="P12">Посещенный, введеный неверно</text:p>
                        </text:list-item>
                      </text:list>
                    </text:list-item>
                  </text:list>
                </text:list-item>
                <text:list-item>
                  <text:p text:style-name="P12">Валидация элемента ввода происходит в следующих случаях:</text:p>
                  <text:list>
                    <text:list-item>
                      <text:list>
                        <text:list-item>
                          <text:p text:style-name="P12">Элемент был посещен пользователем</text:p>
                        </text:list-item>
                        <text:list-item>
                          <text:p text:style-name="P12">Шаг, на котором находится элемент, был посещен пользователем (но не сразу при посещении шага, а после ухода с него)</text:p>
                        </text:list-item>
                        <text:list-item>
                          <text:p text:style-name="P12">Нажата кнопка «<text:span text:style-name="T2">Confirm</text:span>» на последнем, 4-ом шаге.</text:p>
                        </text:list-item>
                      </text:list>
                    </text:list-item>
                  </text:list>
                </text:list-item>
                <text:list-item>
                  <text:p text:style-name="P12">Каждый элемент ввода может находиться в 4-ех возможных состояниях корректности:</text:p>
                  <text:list>
                    <text:list-item>
                      <text:p text:style-name="P12">Информация о корректности неизвестна (может быть только у не посещенного элемент ввода)</text:p>
                    </text:list-item>
                    <text:list-item>
                      <text:p text:style-name="P12">Введенная в посещенный элемент ввода информация неверна или отсутствует. В этом случае под элементом ввода должна быть надпись, информирующая о причине ошибки. Если ошибок несколько, выводится только одна.</text:p>
                    </text:list-item>
                    <text:list-item>
                      <text:p text:style-name="P12">Введенная информация корректна, однако имеется предупреждение или иная информация требующая внимания пользователя.</text:p>
                    </text:list-item>
                    <text:list-item>
                      <text:p text:style-name="P12">Введенная информация корректна.</text:p>
                    </text:list-item>
                  </text:list>
                </text:list-item>
              </text:list>
            </text:list-item>
            <text:list-item>
              <text:p text:style-name="P12"><text:span text:style-name="T5">Особенности</text:span>:</text:p>
              <text:list>
                <text:list-item>
                  <text:p text:style-name="P12">Валидация происходит «на лету». То есть при выборе опции у <text:span text:style-name="T2">select </text:span>или при вводе символа в текстовое поле.</text:p>
                </text:list-item>
                <text:list-item>
                  <text:p text:style-name="P12">При нажатии на кнопку <text:span text:style-name="T2">«Confirm» </text:span>на последнем шаге происходит:</text:p>
                  <text:list>
                    <text:list-item>
                      <text:p text:style-name="P12"><text:s/>Валидация всех элементов ввода, независимо от того, были ли они посещены.</text:p>
                    </text:list-item>
                    <text:list-item>
                      <text:p text:style-name="P12">Формирование списка элементов, в которых были допущены ошибки, и появление на странице специального «липкого» табло, в котором находятся <text:soft-page-break/>ссылки на ошибки. (далее <text:span text:style-name="T2">sticky</text:span>)</text:p>
                    </text:list-item>
                  </text:list>
                </text:list-item>
                <text:list-item>
                  <text:p text:style-name="P12">При нажатии на ссылку в <text:span text:style-name="T2">sticky, </text:span>пользователя перенаправляет на шаг ошибочный шаг, прямо к ошибочному элементу. Элементу дается фокус.</text:p>
                </text:list-item>
                <text:list-item>
                  <text:p text:style-name="P12">При наличии ошибки соответствующий элемент ввода помечается как некорректный. То же касается номера шага, в котором находится данный элемент ввода. </text:p>
                </text:list-item>
                <text:list-item>
                  <text:p text:style-name="P12">После нажатия на кнопку <text:span text:style-name="T2">«Confirm» </text:span>и появления <text:s/><text:span text:style-name="T2">sticky </text:span>при исправлении неверно заполненного элемента, ссылка на него мгновенно пропадает из <text:span text:style-name="T2">sticky. </text:span>Если пользователь после этого вновь допустит ошибку в данном элементе ввода, ссылка на него мгновенно добавится в <text:span text:style-name="T2">sticky.</text:span></text:p>
                </text:list-item>
                <text:list-item>
                  <text:p text:style-name="P12">У элемента ввода «чекбокс» отсутствует валидация как таковая. Вместо этого валидация происходит у контейнера, который содержит данный чекбокс.</text:p>
                  <text:list>
                    <text:list-item>
                      <text:list>
                        <text:list-header>
                          <text:p text:style-name="P2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7"/>
      <text:p text:style-name="P7"><text:tab/></text:p>
      <text:p text:style-name="P7"><text:tab/><text:tab/></text:p>
      <text:list xml:id="list28772370" text:continue-list="list2879887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43M45S</meta:editing-duration>
    <meta:editing-cycles>71</meta:editing-cycles>
    <meta:generator>OpenOffice/4.1.5$Win32 OpenOffice.org_project/415m1$Build-9789</meta:generator>
    <dc:date>2018-08-06T11:39:37.78</dc:date>
    <meta:document-statistic meta:table-count="0" meta:image-count="2" meta:object-count="0" meta:page-count="5" meta:paragraph-count="139" meta:word-count="1056" meta:character-count="7187"/>
    <meta:user-defined meta:name="Info 1"/>
    <meta:user-defined meta:name="Info 2"/>
    <meta:user-defined meta:name="Info 3"/>
    <meta:user-defined meta:name="Info 4"/>
  </office:meta>
</office:document-meta>
</file>